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co1" style:family="table-column">
      <style:table-column-properties style:column-width="1.857cm" style:use-optimal-column-width="false"/>
    </style:style>
    <style:style style:name="co2" style:family="table-column">
      <style:table-column-properties style:column-width="22.782cm" style:use-optimal-column-width="false"/>
    </style:style>
    <style:style style:name="ro1" style:family="table-row">
      <style:table-row-properties style:row-height="2.72cm"/>
    </style:style>
    <style:style style:name="ro2" style:family="table-row">
      <style:table-row-properties style:row-height="2.719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47cm" fo:margin-right="0cm" fo:margin-top="0cm" fo:margin-bottom="0cm" fo:text-indent="0cm">
        <style:tab-stops>
          <style:tab-stop style:position="1.247cm"/>
        </style:tab-stops>
      </style:paragraph-properties>
    </style:style>
    <style:style style:name="P8" style:family="paragraph">
      <style:paragraph-properties fo:margin-left="1.247cm" fo:margin-right="0cm" fo:text-indent="0cm">
        <style:tab-stops>
          <style:tab-stop style:position="1.247cm"/>
        </style:tab-stops>
      </style:paragraph-properties>
    </style:style>
    <style:style style:name="P9" style:family="paragraph">
      <style:paragraph-properties fo:margin-left="1.408cm" fo:margin-right="0cm" fo:text-indent="-0.635cm"/>
    </style:style>
    <style:style style:name="P10" style:family="paragraph">
      <style:paragraph-properties fo:text-align="start"/>
      <style:text-properties fo:font-size="36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000000" style:font-name="Liberation Serif1" fo:font-size="22pt" style:font-size-asian="22pt" style:font-name-complex="Liberation Serif1" style:font-size-complex="22pt"/>
    </style:style>
    <style:style style:name="T9" style:family="text">
      <style:text-properties fo:color="#000000" style:font-name="Liberation Serif1" fo:font-size="22pt" style:font-name-asian="Liberation Mono" style:font-size-asian="22pt" style:font-name-complex="Liberation Serif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Presentation on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Name : Suryajeet Sing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">HTML stands for Hyper Text Markup Language, which is widely used language on Web to develop web pages.</text:span></text:p>
              </text:list-item>
              <text:list-item>
                <text:p><text:span text:style-name="T1">HTML <text:s/>was created by Tim Berners Lee in 1991 but “HTML 2.0” was the first standard HTML specification which was published in 1995.</text:span></text:p>
              </text:list-item>
              <text:list-item>
                <text:p><text:span text:style-name="T1">HyperText refers to the way in which Web pages are linked together.</text:span></text:p>
              </text:list-item>
              <text:list-item>
                <text:p><text:span text:style-name="T1">Markup Language means we use HTML to simply “mark-up” a text document with tags that tell a Web browser how to structure it to display</text:span></text:p>
              </text:list-item>
              <text:list-item>
                <text:p><text:span text:style-name="T1">HTML is a interpreted programming Language where the codes are run in browser because browser contain a parser which converts the text codes into its appropriate meaning and display the output on the browser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Characteristics of HTML</text:p>
          </draw:text-box>
        </draw:frame>
        <draw:frame presentation:style-name="pr8" draw:text-style-name="P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text:style-name="P2">HTML is used to create web pages.</text:p>
              </text:list-item>
              <text:list-item>
                <text:p text:style-name="P2">HTML used many tags to make web pages. So it is a tag based language.</text:p>
              </text:list-item>
              <text:list-item>
                <text:p text:style-name="P2">The tags of HTML are surroundes by angular brackets “&lt;&gt;”.</text:p>
              </text:list-item>
              <text:list-item>
                <text:p text:style-name="P2">It can use wide range of colors, layouts.</text:p>
              </text:list-item>
              <text:list-item>
                <text:p text:style-name="P2">It is very useful for beginners in web designing field.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Advantages of HTML</text:p>
          </draw:text-box>
        </draw:frame>
        <draw:frame presentation:style-name="pr8" draw:text-style-name="P3" draw:layer="layout" svg:width="24.639cm" svg:height="12.179cm" svg:x="1.4cm" svg:y="4.914cm" presentation:class="outline">
          <draw:text-box>
            <text:list text:style-name="L5">
              <text:list-item>
                <text:p><text:span text:style-name="T2">First advantage it is widely used.</text:span></text:p>
              </text:list-item>
              <text:list-item>
                <text:p><text:span text:style-name="T2">Every browser supports HTML.</text:span></text:p>
              </text:list-item>
              <text:list-item>
                <text:p><text:span text:style-name="T2">It is by default in every windows so you don’t need to purchase extra software.</text:span></text:p>
              </text:list-item>
              <text:list-item>
                <text:p><text:span text:style-name="T2">It is easy to use and lear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sadvantages of HTML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 text:style-name="P2">It can create only static and plain pages so if we need to make dynamic page then HTML is not enough.</text:p>
              </text:list-item>
              <text:list-item>
                <text:p text:style-name="P2">Security feature are not good in HTML.</text:p>
              </text:list-item>
              <text:list-item>
                <text:p text:style-name="P2">Need to write a lot of code for making simple web pages.</text:p>
              </text:list-item>
              <text:list-item>
                <text:p text:style-name="P2">If we need to write long code for making a webpage then it produces some complex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Tag</text:p>
          </draw:text-box>
        </draw:frame>
        <draw:frame presentation:style-name="pr8" draw:text-style-name="P3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Tag is an instruction or code must be enclosed within a pair of angular brackets “&lt;&gt;”.</text:span></text:p>
              </text:list-item>
              <text:list-item>
                <text:p><text:span text:style-name="T3">Types of tag :-</text:span></text:p>
              </text:list-item>
            </text:list>
            <text:list text:style-name="L5">
              <text:list-item>
                <text:p><text:span text:style-name="T4">Singular tag: Once opened then there is no need to closed.</text:span></text:p>
              </text:list-item>
              <text:list-item>
                <text:p><text:span text:style-name="T4">Paired Tag : Once opened then it must be closed with the help of “/” in the ta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Structure of elements of HTML</text:p>
          </draw:text-box>
        </draw:frame>
        <draw:frame draw:style-name="standard" draw:layer="layout" svg:width="24.638cm" svg:height="13.598cm" svg:x="1.4cm" svg:y="5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5">1.</text:span></text:p>
              </table:table-cell>
              <table:table-cell>
                <text:p><text:span text:style-name="T6">&lt;!DOCTYPE html&gt;</text:span></text:p>
                <text:p><text:span text:style-name="T5">This tag defines the document type and HTML version.</text:span></text:p>
              </table:table-cell>
            </table:table-row>
            <table:table-row table:style-name="ro1" table:default-cell-style-name="gray2">
              <table:table-cell>
                <text:p><text:span text:style-name="T5">2.</text:span></text:p>
              </table:table-cell>
              <table:table-cell>
                <text:p><text:span text:style-name="T6">&lt;html&gt;</text:span></text:p>
                <text:p><text:span text:style-name="T5">This tag encloses the complete HTML document with document header and document body in it.</text:span></text:p>
              </table:table-cell>
            </table:table-row>
            <table:table-row table:style-name="ro1">
              <table:table-cell table:style-name="gray1">
                <text:p><text:span text:style-name="T5">3.</text:span></text:p>
              </table:table-cell>
              <table:table-cell table:style-name="ce1">
                <text:p text:style-name="P4"><text:span text:style-name="T6">&lt;head&gt;</text:span></text:p>
                <text:p text:style-name="P4"><text:span text:style-name="T7">This tag encloses the document header which can keep other HTML tags like &lt;title&gt;,&lt;link&gt; ,&lt;meta&gt; etc.</text:span></text:p>
              </table:table-cell>
            </table:table-row>
            <table:table-row table:style-name="ro1">
              <table:table-cell table:style-name="gray2">
                <text:p><text:span text:style-name="T5">4.</text:span></text:p>
              </table:table-cell>
              <table:table-cell table:style-name="ce1">
                <text:p text:style-name="P4"><text:span text:style-name="T6">&lt;title&gt;</text:span></text:p>
                <text:p text:style-name="P4"><text:span text:style-name="T7">The &lt;title&gt; tag is used to inside the &lt;head&gt; tag to mention the document title. </text:span></text:p>
              </table:table-cell>
            </table:table-row>
            <table:table-row table:style-name="ro2">
              <table:table-cell table:style-name="gray1">
                <text:p><text:span text:style-name="T5">5.</text:span></text:p>
              </table:table-cell>
              <table:table-cell table:style-name="ce1">
                <text:p text:style-name="P4"><text:span text:style-name="T6">&lt;body&gt;</text:span></text:p>
                <text:p text:style-name="P4"><text:span text:style-name="T7">This tag represents the</text:span><text:span text:style-name="T6"> </text:span><text:span text:style-name="T7">document body which keeps other HTML tags like &lt;p&gt;,&lt;h1&gt;,&lt;div&gt; et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HTML Table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&lt;table&gt; tag is used for arranging the data into row and column by using some tag :</text:p>
              </text:list-item>
            </text:list>
            <text:list text:style-name="L5">
              <text:list-item>
                <text:p>&lt;tr&gt; : used for table row in table.</text:p>
              </text:list-item>
              <text:list-item>
                <text:p>&lt;th&gt; : used for header in table.</text:p>
              </text:list-item>
              <text:list-item>
                <text:p>&lt;td&gt; : used for cell in table.</text:p>
              </text:list-item>
              <text:list-item>
                <text:p>colspan : merge the cell column wise in table.</text:p>
              </text:list-item>
              <text:list-item>
                <text:p>Rowspan : merge the cell row wise in table.</text:p>
              </text:list-item>
              <text:list-item>
                <text:p>&lt;colgroup&gt;: group the column for format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HTML Images</text:p>
          </draw:text-box>
        </draw:frame>
        <draw:frame presentation:style-name="pr8" draw:text-style-name="P3" draw:layer="layout" svg:width="24.639cm" svg:height="12.179cm" svg:x="1.4cm" svg:y="4.914cm" presentation:class="outlin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2">&lt;img&gt; tag: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8">The </text:span><text:span text:style-name="T9">&lt;img&gt; </text:span><text:span text:style-name="T8">tag has two required attributes:</text:span></text:p>
            <text:list text:continue-numbering="true" text:style-name="L6">
              <text:list-item>
                <text:p text:style-name="P7"><text:span text:style-name="T8">src - Specifies the path to the image</text:span></text:p>
              </text:list-item>
              <text:list-item>
                <text:p text:style-name="P8"><text:span text:style-name="T8">alt - Specifies an alternate text for the image</text:span></text:p>
                <text:list>
                  <text:list-item>
                    <text:list>
                      <text:list-item>
                        <text:p text:style-name="P6"><text:span text:style-name="T2">&lt;picture&gt; tag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8">display different pictures for different devices or screen sizes.</text:span></text:p>
              </text:list-item>
              <text:list-item>
                <text:p text:style-name="P9"><text:span text:style-name="T8">The &lt;picture&gt; element contains one or more &lt;source&gt; elements, each referring to different images through the &lt;srcset&gt; attribute. This way the browser can choose the image that best fits the current view and/or device.</text:span></text:p>
              </text:list-item>
              <text:list-item>
                <text:p text:style-name="P9"><text:span text:style-name="T8">Each&lt;source&gt; element has a &lt;media&gt; attribute that defines when the image is the most suit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HTML Form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&lt;label&gt; tag is used for user – reader to understand the Input for fill.</text:p>
              </text:list-item>
              <text:list-item>
                <text:p>for attribute : it is used with label ,it is same as id of the input tag to bind them together.</text:p>
              </text:list-item>
              <text:list-item>
                <text:p>&lt;select&gt; is used for dropdownlist.</text:p>
              </text:list-item>
              <text:list-item>
                <text:p>&lt;option&gt; provides the list of the dropdown.</text:p>
              </text:list-item>
              <text:list-item>
                <text:p>&lt;textarea&gt; is used for larger text like comment or message.</text:p>
              </text:list-item>
              <text:list-item>
                <text:p>&lt;fieldset&gt; is used for group the related data in form.</text:p>
              </text:list-item>
              <text:list-item>
                <text:p>&lt;legend&gt; is used for give the caption of field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HTML List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&lt;ul&gt; : display list in unordered manner.</text:span></text:p>
              </text:list-item>
              <text:list-item>
                <text:p><text:span text:style-name="T2">&lt;ol&gt; : display list in ordered manner.</text:span></text:p>
              </text:list-item>
              <text:list-item>
                <text:p><text:span text:style-name="T2">&lt;li&gt; : description of list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2">Target attribute:</text:span></text:p>
                      </text:list-item>
                    </text:list>
                  </text:list-item>
                </text:list>
              </text:list-item>
            </text:list>
            <text:p><text:span text:style-name="T2">Target attribute decide where we want to open our link file either in the same tab or different tab. It having some values below:</text:span></text:p>
            <text:p text:style-name="P7"><text:span text:style-name="T9">_self</text:span><text:span text:style-name="T8"> - Default. Opens the document in the same window/tab as it was clicked</text:span></text:p>
            <text:p text:style-name="P7"><text:span text:style-name="T9">_blank</text:span><text:span text:style-name="T8"> - Opens the document in a new window or tab</text:span></text:p>
            <text:p text:style-name="P7"><text:span text:style-name="T9">_parent</text:span><text:span text:style-name="T8"> - Opens the document in the parent frame</text:span></text:p>
            <text:p text:style-name="P8"><text:span text:style-name="T9">_top</text:span><text:span text:style-name="T8"> - Opens the document in the full body of the windo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9">
        <office:forms form:automatic-focus="false" form:apply-design-mode="false"/>
        <draw:frame presentation:style-name="pr1" draw:text-style-name="P10" draw:layer="layout" svg:width="18.599cm" svg:height="3.506cm" svg:x="7.3cm" svg:y="8.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7T17:33:39.176115218</meta:creation-date>
    <meta:editing-duration>PT15M56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2-11T14:44:41.605954839</dc:date>
    <meta:document-statistic meta:object-count="105"/>
  </office:meta>
</office:document-meta>
</file>